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ru" fo:country="RU" officeooo:rsid="0009bc88" officeooo:paragraph-rsid="0009bc88" style:font-size-asian="24pt" style:font-size-complex="24pt"/>
    </style:style>
    <style:style style:name="P2" style:family="paragraph" style:parent-style-name="Standard">
      <style:text-properties fo:language="ru" fo:country="RU" officeooo:rsid="0009bc88" officeooo:paragraph-rsid="0009bc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еталл</text:p>
      <text:p text:style-name="P2">Класс: Предмет</text:p>
      <text:p text:style-name="P2">Вид: Серая груда с инкрустированными белыми пятнами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3T17:43:51.978693100</meta:creation-date>
    <dc:date>2026-01-03T17:48:12.078739600</dc:date>
    <meta:editing-duration>PT4M20S</meta:editing-duration>
    <meta:editing-cycles>1</meta:editing-cycles>
    <meta:document-statistic meta:table-count="0" meta:image-count="0" meta:object-count="0" meta:page-count="1" meta:paragraph-count="3" meta:word-count="10" meta:character-count="71" meta:non-whitespace-character-count="64"/>
    <meta:generator>LibreOffice/25.8.3.2$Windows_X86_64 LibreOffice_project/8ca8d55c161d602844f5428fa4b58097424e324e</meta:generator>
  </office:meta>
</office:document-meta>
</file>